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3.46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1.576cm" fo:min-width="4.5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6cm" svg:height="3.9cm" svg:x="8.3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6cm" svg:height="3.9cm" svg:x="1.8cm" svg:y="2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5cm" svg:height="3.1cm" svg:x="7.7cm" svg:y="7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1cm" svg:y1="5.1cm" svg:x2="10.95cm" svg:y2="7cm" draw:start-shape="id1" draw:start-glue-point="8" draw:end-shape="id2" draw:end-glue-point="0" svg:d="M11100 5100v951h-150v949" svg:viewBox="0 0 151 1901">
          <text:p/>
        </draw:connector>
        <draw:custom-shape draw:style-name="gr4" draw:text-style-name="P1" xml:id="id3" draw:id="id3" draw:layer="layout" svg:width="5.4cm" svg:height="5.2cm" svg:x="3.1cm" svg:y="11.5cm">
          <text:p text:style-name="P1">i &lt;= 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8cm" svg:height="2.9cm" svg:x="9.3cm" svg:y="15.7cm">
          <text:p text:style-name="P1">drukuj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8.5cm" svg:y1="14.1cm" svg:x2="13.3cm" svg:y2="15.7cm" draw:start-shape="id3" draw:end-shape="id4" draw:end-glue-point="5" svg:d="M8500 14100h4800v1600" svg:viewBox="0 0 4801 1601">
          <text:p text:style-name="P1">PRAWDA</text:p>
        </draw:connector>
        <draw:custom-shape draw:style-name="gr2" draw:text-style-name="P1" xml:id="id5" draw:id="id5" draw:layer="layout" svg:width="6.5cm" svg:height="3.1cm" svg:x="11.7cm" svg:y="21.9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3cm" svg:y1="18.6cm" svg:x2="14.95cm" svg:y2="21.9cm" draw:start-shape="id4" draw:start-glue-point="7" draw:end-shape="id5" draw:end-glue-point="0" svg:d="M12300 18600l2650 3300" svg:viewBox="0 0 2651 3301">
          <text:p/>
        </draw:connector>
        <draw:connector draw:style-name="gr3" draw:text-style-name="P2" draw:layer="layout" svg:x1="18.2cm" svg:y1="23.45cm" svg:x2="5.8cm" svg:y2="11.5cm" draw:start-shape="id5" draw:start-glue-point="1" draw:end-shape="id3" draw:end-glue-point="4" svg:d="M18200 23450h501v-12451h-12901v501" svg:viewBox="0 0 12902 12452">
          <text:p/>
        </draw:connector>
        <draw:connector draw:style-name="gr6" draw:text-style-name="P2" draw:layer="layout" svg:x1="3.1cm" svg:y1="14.1cm" svg:x2="4.6cm" svg:y2="21cm" draw:start-shape="id3" draw:start-glue-point="5" draw:end-shape="id6" draw:end-glue-point="4" svg:d="M3100 14100h-501v4751h2001v2149" svg:viewBox="0 0 2002 6901">
          <text:p text:style-name="P1">FAŁSZ</text:p>
        </draw:connector>
        <draw:connector draw:style-name="gr3" draw:text-style-name="P2" draw:layer="layout" draw:type="line" svg:x1="10.95cm" svg:y1="10.1cm" svg:x2="5.8cm" svg:y2="11.5cm" draw:start-shape="id2" draw:start-glue-point="2" draw:end-shape="id3" draw:end-glue-point="4" svg:d="M10950 10100l-5150 1400" svg:viewBox="0 0 51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07.724024106</meta:creation-date>
    <dc:date>2019-09-16T09:36:53.533028716</dc:date>
    <meta:editing-duration>PT6M45S</meta:editing-duration>
    <meta:editing-cycles>2</meta:editing-cycles>
    <meta:generator>LibreOffice/6.0.7.3$Linux_X86_64 LibreOffice_project/00m0$Build-3</meta:generator>
    <meta:document-statistic meta:object-count="12"/>
  </office:meta>
</office:document-meta>
</file>